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ff82d" officeooo:paragraph-rsid="000ff82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0dde6" officeooo:paragraph-rsid="0010dde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1aa0b" officeooo:paragraph-rsid="0011aa0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d0a1a" officeooo:paragraph-rsid="001d0a1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fo:font-weight="bold" officeooo:rsid="001359ad" officeooo:paragraph-rsid="001359a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fo:font-weight="bold" officeooo:rsid="00161988" officeooo:paragraph-rsid="00161988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fo:font-weight="bold" officeooo:rsid="0019ba0f" officeooo:paragraph-rsid="0019ba0f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fo:font-weight="bold" officeooo:rsid="001ef168" officeooo:paragraph-rsid="001ef168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fo:font-weight="bold" officeooo:rsid="00209991" officeooo:paragraph-rsid="00209991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ff82d" officeooo:paragraph-rsid="000ff82d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0ff82d" officeooo:paragraph-rsid="000ff82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ff82d" officeooo:paragraph-rsid="000ff82d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11aa0b" officeooo:paragraph-rsid="0011aa0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1aa0b" officeooo:paragraph-rsid="0011aa0b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weight="normal" officeooo:rsid="001314a3" officeooo:paragraph-rsid="001314a3" style:font-weight-asian="normal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fo:font-size="12pt" fo:font-weight="normal" officeooo:rsid="001e99e8" officeooo:paragraph-rsid="001e99e8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1314a3" officeooo:paragraph-rsid="001314a3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italic" fo:font-weight="normal" officeooo:rsid="001314a3" officeooo:paragraph-rsid="001314a3" style:font-style-asian="italic" style:font-weight-asian="normal" style:font-style-complex="italic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1359ad" officeooo:paragraph-rsid="001359ad" style:font-style-asian="italic" style:font-weight-asian="normal" style:font-style-complex="italic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font-style="italic" fo:font-weight="normal" officeooo:rsid="0014669c" officeooo:paragraph-rsid="0014669c" style:font-style-asian="italic" style:font-weight-asian="normal" style:font-style-complex="italic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2pt" fo:font-style="italic" fo:font-weight="normal" officeooo:rsid="00161988" officeooo:paragraph-rsid="00161988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italic" fo:font-weight="normal" officeooo:rsid="00161988" officeooo:paragraph-rsid="00161988" style:font-style-asian="italic" style:font-weight-asian="normal" style:font-style-complex="italic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2pt" fo:font-style="italic" fo:font-weight="normal" officeooo:rsid="0016bc33" officeooo:paragraph-rsid="0016bc33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italic" fo:font-weight="normal" officeooo:rsid="0016bc33" officeooo:paragraph-rsid="0016bc33" style:font-style-asian="italic" style:font-weight-asian="normal" style:font-style-complex="italic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fo:font-size="12pt" fo:font-style="italic" fo:font-weight="normal" officeooo:rsid="001892e2" officeooo:paragraph-rsid="001892e2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italic" fo:font-weight="normal" officeooo:rsid="001892e2" officeooo:paragraph-rsid="001892e2" style:font-style-asian="italic" style:font-weight-asian="normal" style:font-style-complex="italic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fo:font-size="12pt" fo:font-style="italic" fo:font-weight="normal" officeooo:rsid="001aead4" officeooo:paragraph-rsid="001aead4" style:font-style-asian="italic" style:font-weight-asian="normal" style:font-style-complex="italic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fo:font-size="12pt" fo:font-style="italic" fo:font-weight="normal" officeooo:rsid="001e99e8" officeooo:paragraph-rsid="001e99e8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italic" fo:font-weight="normal" officeooo:rsid="001ef168" officeooo:paragraph-rsid="001e99e8" style:font-style-asian="italic" style:font-weight-asian="normal" style:font-style-complex="italic" style:font-weight-complex="normal"/>
    </style:style>
    <style:style style:name="P30" style:family="paragraph" style:parent-style-name="Standard" style:list-style-name="L9">
      <style:paragraph-properties fo:text-align="start" style:justify-single-word="false"/>
      <style:text-properties fo:font-size="12pt" fo:font-style="italic" fo:font-weight="normal" officeooo:rsid="00209991" officeooo:paragraph-rsid="00209991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italic" fo:font-weight="normal" officeooo:rsid="00209991" officeooo:paragraph-rsid="00209991" style:font-style-asian="italic" style:font-weight-asian="normal" style:font-style-complex="italic" style:font-weight-complex="normal"/>
    </style:style>
    <style:style style:name="P32" style:family="paragraph" style:parent-style-name="Standard" style:list-style-name="L10">
      <style:paragraph-properties fo:text-align="start" style:justify-single-word="false"/>
      <style:text-properties fo:font-size="12pt" fo:font-style="italic" fo:font-weight="normal" officeooo:rsid="0022257d" officeooo:paragraph-rsid="0022257d" style:font-style-asian="italic" style:font-weight-asian="normal" style:font-style-complex="italic" style:font-weight-complex="normal"/>
    </style:style>
    <style:style style:name="P33" style:family="paragraph" style:parent-style-name="Standard" style:list-style-name="L10">
      <style:paragraph-properties fo:text-align="start" style:justify-single-word="false"/>
      <style:text-properties fo:font-size="12pt" fo:font-style="italic" fo:font-weight="normal" officeooo:rsid="0022396e" officeooo:paragraph-rsid="0022396e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italic" fo:font-weight="normal" officeooo:rsid="0022396e" officeooo:paragraph-rsid="0022396e" style:font-style-asian="italic" style:font-weight-asian="normal" style:font-style-complex="italic" style:font-weight-complex="normal"/>
    </style:style>
    <style:style style:name="P35" style:family="paragraph" style:parent-style-name="Standard" style:list-style-name="L11">
      <style:paragraph-properties fo:text-align="start" style:justify-single-word="false"/>
      <style:text-properties fo:font-size="12pt" fo:font-style="italic" fo:font-weight="normal" officeooo:rsid="00242ff4" officeooo:paragraph-rsid="00242ff4" style:font-style-asian="italic" style:font-weight-asian="normal" style:font-style-complex="italic" style:font-weight-complex="normal"/>
    </style:style>
    <style:style style:name="P36" style:family="paragraph" style:parent-style-name="Standard" style:list-style-name="L12">
      <style:paragraph-properties fo:text-align="start" style:justify-single-word="false"/>
      <style:text-properties fo:font-size="12pt" fo:font-style="italic" fo:font-weight="normal" officeooo:rsid="00242ff4" officeooo:paragraph-rsid="00242ff4" style:font-style-asian="italic" style:font-weight-asian="normal" style:font-style-complex="italic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font-size="12pt" fo:font-style="italic" fo:font-weight="bold" officeooo:rsid="001359ad" officeooo:paragraph-rsid="001359ad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style="italic" fo:font-weight="bold" officeooo:rsid="001359ad" officeooo:paragraph-rsid="001359ad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style="italic" fo:font-weight="bold" officeooo:rsid="0022396e" officeooo:paragraph-rsid="0022396e" style:font-style-asian="italic" style:font-weight-asian="bold" style:font-style-complex="italic" style:font-weight-complex="bold"/>
    </style:style>
    <style:style style:name="P40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314a3" officeooo:paragraph-rsid="001314a3" style:font-style-asian="normal" style:font-weight-asian="normal" style:font-style-complex="normal" style:font-weight-complex="normal"/>
    </style:style>
    <style:style style:name="P41" style:family="paragraph" style:parent-style-name="Standard" style:list-style-name="L7">
      <style:paragraph-properties fo:text-align="start" style:justify-single-word="false"/>
      <style:text-properties officeooo:paragraph-rsid="001cac21"/>
    </style:style>
    <style:style style:name="P42" style:family="paragraph" style:parent-style-name="Standard" style:list-style-name="L7">
      <style:paragraph-properties fo:text-align="start" style:justify-single-word="false"/>
      <style:text-properties officeooo:rsid="001cac21" officeooo:paragraph-rsid="001cac21"/>
    </style:style>
    <style:style style:name="P43" style:family="paragraph" style:parent-style-name="Standard">
      <style:paragraph-properties fo:text-align="start" style:justify-single-word="false"/>
      <style:text-properties officeooo:rsid="001cac21" officeooo:paragraph-rsid="001cac2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59ad" style:font-style-asian="normal" style:font-style-complex="normal"/>
    </style:style>
    <style:style style:name="T4" style:family="text">
      <style:text-properties fo:font-style="normal" officeooo:rsid="0025b424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12pt" fo:font-style="normal" fo:font-weight="normal" officeooo:rsid="001cac21" style:font-style-asian="normal" style:font-weight-asian="normal" style:font-style-complex="normal" style:font-weight-complex="normal"/>
    </style:style>
    <style:style style:name="T10" style:family="text">
      <style:text-properties fo:font-size="12pt" fo:font-style="italic" fo:font-weight="normal" officeooo:rsid="001cac21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uby Methods</text:p>
      <text:p text:style-name="P1"/>
      <text:list xml:id="list3976993333" text:style-name="L1">
        <text:list-item>
          <text:p text:style-name="P11">In Ruby, all methods are true methods because Ruby is a pure object-oriented language and a method is associated with at least one object.</text:p>
          <text:list>
            <text:list-item>
              <text:p text:style-name="P11">Ruby has no functions, however can be used to refer to methods.</text:p>
            </text:list-item>
          </text:list>
        </text:list-item>
      </text:list>
      <text:p text:style-name="P12"/>
      <text:p text:style-name="P2">Ruby's Built-in Methods</text:p>
      <text:list xml:id="list3019870580" text:style-name="L2">
        <text:list-item>
          <text:p text:style-name="P13">Using the pound sign ( # ) is the convetion for writing out Ruby instnace methods. Depending on context, you can write out the full name: Integer#upto</text:p>
        </text:list-item>
        <text:list-item>
          <text:p text:style-name="P13">Methods are typically called by adding <text:span text:style-name="T1">.method_name</text:span><text:span text:style-name="T2"> after an instance of the object.</text:span></text:p>
          <text:p text:style-name="P13"><text:span text:style-name="T2"/></text:p>
        </text:list-item>
        <text:list-item>
          <text:p text:style-name="P13"><text:span text:style-name="T2">There are some methods that can be used globally such as </text:span><text:span text:style-name="T1">puts </text:span><text:span text:style-name="T2">and </text:span><text:span text:style-name="T1">prints</text:span><text:span text:style-name="T2"> which are made available by the Kernel module through the Object class.</text:span></text:p>
        </text:list-item>
        <text:list-item>
          <text:p text:style-name="P13"><text:span text:style-name="T2">In most languages, arguments are passed to methods by wrapping them in parentheses. In Ruby, the parentheses are </text:span><text:span text:style-name="T1">generally</text:span><text:span text:style-name="T2"> optional.</text:span></text:p>
        </text:list-item>
      </text:list>
      <text:p text:style-name="P14"/>
      <text:p text:style-name="P3">Creating a Method</text:p>
      <text:list xml:id="list29755196" text:style-name="L3">
        <text:list-item>
          <text:p text:style-name="P15">Creating custom methods in Ruby can be done by following the syntax:</text:p>
          <text:list>
            <text:list-item>
              <text:p text:style-name="P17">ex. def my_name</text:p>
            </text:list-item>
          </text:list>
        </text:list-item>
      </text:list>
      <text:p text:style-name="P18"><text:tab/><text:tab/> <text:s/>"Joe Smith"</text:p>
      <text:p text:style-name="P18"><text:tab/><text:tab/>end</text:p>
      <text:p text:style-name="P18"/>
      <text:list xml:id="list232003721591160" text:continue-numbering="true" text:style-name="L3">
        <text:list-item>
          <text:p text:style-name="P40">Explanation of parts:</text:p>
          <text:list>
            <text:list-item>
              <text:p text:style-name="P17"><text:span text:style-name="T7">def</text:span><text:span text:style-name="T5"> </text:span><text:span text:style-name="T2">is a built-in keyword</text:span><text:span text:style-name="T3"> that marks the start of a method definition</text:span></text:p>
            </text:list-item>
            <text:list-item>
              <text:p text:style-name="P19"><text:span text:style-name="T7">my_name</text:span><text:span text:style-name="T2"> is the name of the new method.</text:span></text:p>
            </text:list-item>
            <text:list-item>
              <text:p text:style-name="P19"><text:span text:style-name="T7">"Joe Smith"</text:span> <text:span text:style-name="T2">is the code inside the method body.</text:span></text:p>
            </text:list-item>
            <text:list-item>
              <text:p text:style-name="P37">end <text:span text:style-name="T6">is a built-in keyword that marks the end of a method definition</text:span></text:p>
            </text:list-item>
          </text:list>
        </text:list-item>
      </text:list>
      <text:p text:style-name="P38"><text:span text:style-name="T6"/></text:p>
      <text:p text:style-name="P5"><text:span text:style-name="T2">Method Names</text:span></text:p>
      <text:list xml:id="list2291816756" text:style-name="L4">
        <text:list-item>
          <text:p text:style-name="P20"><text:span text:style-name="T2">A method's name should be using snake_case. A good practice is to start the method name with lower-case.</text:span></text:p>
        </text:list-item>
        <text:list-item>
          <text:p text:style-name="P20"><text:span text:style-name="T2">You cannot use reserved words, any symbols other than ( _ ? ! = ), cannot use ( ? ! = ) anywhere <text:s/>other than the end of the name, or begin the method name with a number.</text:span></text:p>
        </text:list-item>
        <text:list-item>
          <text:p text:style-name="P21"><text:span text:style-name="T2">A method's name should be short and descriptive, if it is long, the method can be broken up into several smaller and simpler methods.</text:span></text:p>
        </text:list-item>
        <text:list-item>
          <text:p text:style-name="P21"><text:span text:style-name="T2">Each method should only perform one precise action to maintain readability, scalability, and maintainability</text:span></text:p>
        </text:list-item>
      </text:list>
      <text:p text:style-name="P22"><text:span text:style-name="T2"/></text:p>
      <text:p text:style-name="P6"><text:span text:style-name="T2">Parameters and Arguments</text:span></text:p>
      <text:list xml:id="list2623364051" text:style-name="L5">
        <text:list-item>
          <text:p text:style-name="P23"><text:span text:style-name="T2">Parameters are variables that your method will receive when it is called.</text:span></text:p>
        </text:list-item>
        <text:list-item>
          <text:p text:style-name="P23"><text:span text:style-name="T2">Parameters act as </text:span><text:span text:style-name="T5">placeholder variables </text:span><text:span text:style-name="T2">whereas arguments are the </text:span><text:span text:style-name="T5">actual variables</text:span><text:span text:style-name="T2"> that get passed into the method. </text:span></text:p>
        </text:list-item>
      </text:list>
      <text:p text:style-name="P24"><text:span text:style-name="T2"/></text:p>
      <text:p text:style-name="P24"><text:span text:style-name="T2"><text:tab/></text:span><text:span text:style-name="T5">Default Parameters</text:span></text:p>
      <text:list xml:id="list3831814835" text:style-name="L6">
        <text:list-item>
          <text:p text:style-name="P25"><text:span text:style-name="T2">Default parameters are arguments that will be passed if no argument is given.</text:span></text:p>
        </text:list-item>
      </text:list>
      <text:p text:style-name="P26"><text:span text:style-name="T2"/></text:p>
      <text:p text:style-name="P7"><text:span text:style-name="T2">What Methods Return</text:span></text:p>
      <text:list xml:id="list461366432" text:style-name="L7">
        <text:list-item>
          <text:p text:style-name="P27"><text:span text:style-name="T2">In Ruby, methods offer an implicit return, which returns the last expression that was evaluated in the method. This </text:span><text:span text:style-name="T5">may or may not be</text:span><text:span text:style-name="T2"> the last line of code.</text:span></text:p>
        </text:list-item>
        <text:list-item>
          <text:p text:style-name="P41"><text:span text:style-name="T9">Explicit returns can still be used which acts as a </text:span><text:span text:style-name="T10">break</text:span><text:span text:style-name="T9"> out of the method.</text:span></text:p>
          <text:list>
            <text:list-item>
              <text:p text:style-name="P42"><text:span text:style-name="T8">An explicit return can be used for input checking.</text:span></text:p>
            </text:list-item>
          </text:list>
        </text:list-item>
      </text:list>
      <text:p text:style-name="P43"><text:span text:style-name="T8"/></text:p>
      <text:p text:style-name="P4"><text:span text:style-name="T2">Puts vs Return</text:span></text:p>
      <text:list xml:id="list70041193" text:style-name="L8">
        <text:list-item>
          <text:p text:style-name="P16"><text:span text:style-name="T1">puts </text:span><text:span text:style-name="T2">prints out whatever argument is passed and returns </text:span><text:span text:style-name="T1">nil</text:span><text:span text:style-name="T2">.</text:span></text:p>
        </text:list-item>
        <text:list-item>
          <text:p text:style-name="P28">return <text:span text:style-name="T2">is the final output of a method.</text:span></text:p>
        </text:list-item>
      </text:list>
      <text:p text:style-name="P29"><text:span text:style-name="T2"/></text:p>
      <text:p text:style-name="P8"><text:soft-page-break/><text:span text:style-name="T2">Chaining Methods</text:span></text:p>
      <text:list xml:id="list3668088270" text:style-name="L9">
        <text:list-item>
          <text:p text:style-name="P30"><text:span text:style-name="T2">Chaining methods can be done by calling methods after one another. These chained methods will go off the outcome of the previous method in the chain.</text:span></text:p>
        </text:list-item>
      </text:list>
      <text:p text:style-name="P31"><text:span text:style-name="T2"/></text:p>
      <text:p text:style-name="P9"><text:span text:style-name="T2">Predicate Methods</text:span></text:p>
      <text:list xml:id="list2359532053" text:style-name="L10">
        <text:list-item>
          <text:p text:style-name="P32"><text:span text:style-name="T2">Methods with a question mark at the end of their name such as </text:span>#even?, #odd?, #between? <text:span text:style-name="T2">are predicate methods. These methods return a </text:span><text:span text:style-name="T5">true</text:span><text:span text:style-name="T2"> or </text:span><text:span text:style-name="T5">false.</text:span></text:p>
        </text:list-item>
        <text:list-item>
          <text:p text:style-name="P33"><text:span text:style-name="T2">You can create your own predicate method by adding a </text:span><text:span text:style-name="T5">?</text:span><text:span text:style-name="T2"> to your method name.</text:span></text:p>
        </text:list-item>
      </text:list>
      <text:p text:style-name="P34"><text:span text:style-name="T2"/></text:p>
      <text:p text:style-name="P39"><text:span text:style-name="T2">Bang Methods</text:span></text:p>
      <text:list xml:id="list1919078628" text:style-name="L12">
        <text:list-item>
          <text:p text:style-name="P36"><text:span text:style-name="T2">Bang methods are denoted by an exclamation mark after the method name ( </text:span><text:span text:style-name="T5">! </text:span><text:span text:style-name="T2">).</text:span></text:p>
          <text:list>
            <text:list-item>
              <text:p text:style-name="P36"><text:span text:style-name="T2">By adding a </text:span><text:span text:style-name="T5">!</text:span><text:span text:style-name="T2"> </text:span><text:span text:style-name="T4">, you indicate that the method performs its action and simultaneously overwrites teh value of the original object with the result.</text:span></text:p>
              <text:p text:style-name="P36"><text:span text:style-name="T4"/></text:p>
            </text:list-item>
          </text:list>
        </text:list-item>
      </text:list>
      <text:list xml:id="list3531223636" text:style-name="L11">
        <text:list-item>
          <text:p text:style-name="P35"><text:span text:style-name="T2">A general good practice in programming is to not overwrite the objects you call on. This is protection against irreversibly overwriting data by accident.</text:span></text:p>
        </text:list-item>
        <text:list-item>
          <text:p text:style-name="P35"><text:span text:style-name="T2">Overwriting data is </text:span>possible<text:span text:style-name="T2"> by re-assigning the variable onto itself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47" meta:word-count="595" meta:character-count="3249" meta:non-whitespace-character-count="2724"/>
  </office:meta>
</office:document-meta>
</file>